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T1" style:family="text">
      <style:text-properties style:font-name="Arial" fo:font-size="11pt" fo:font-style="normal" fo:font-weight="normal"/>
    </style:style>
    <style:style style:name="gr1" style:family="graphic">
      <style:graphic-properties draw:fill="none" draw:fill-color="#ffffff" draw:textarea-horizontal-align="justify" draw:textarea-vertical-align="middle" draw:auto-grow-height="false" fo:min-height="7.1161in" fo:min-width="7.6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horizontal-align="justify" draw:textarea-vertical-align="middle" draw:auto-grow-height="false" fo:min-height="8.9874in" fo:min-width="7.7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c5000b" draw:fill="none" draw:textarea-horizontal-align="justify" draw:textarea-vertical-align="middle" draw:auto-grow-height="false" fo:min-height="2.2016in" fo:min-width="5.9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c5000b" draw:fill="none" draw:textarea-horizontal-align="justify" draw:textarea-vertical-align="middle" draw:auto-grow-height="false" fo:min-height="2.511in" fo:min-width="5.77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c5000b" draw:fill="none" draw:textarea-horizontal-align="justify" draw:textarea-vertical-align="middle" draw:auto-grow-height="false" fo:min-height="4.9528in" fo:min-width="5.92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Start src/main.rs</text:p>
      <text:p text:style-name="P1">extern crate slash;</text:p>
      <text:p text:style-name="P1">extern crate ttt;</text:p>
      <text:p text:style-name="Text_20_body"/>
      <text:p text:style-name="P1">use slash::{</text:p>
      <text:p text:style-name="P2">   <text:span text:style-name="T1">graphics::{</text:span></text:p>
      <text:p text:style-name="P2">       <text:span text:style-name="T1">Color,</text:span></text:p>
      <text:p text:style-name="P2">       <text:span text:style-name="T1">Graphics,</text:span></text:p>
      <text:p text:style-name="P2">       <text:span text:style-name="T1">SpriteRenderer,</text:span></text:p>
      <text:p text:style-name="P2">   <text:span text:style-name="T1">},</text:span></text:p>
      <text:p text:style-name="P2">   <text:span text:style-name="T1">primitives::{</text:span></text:p>
      <text:p text:style-name="P2">       <text:span text:style-name="T1">Point,</text:span></text:p>
      <text:p text:style-name="P2">       <text:span text:style-name="T1">Rect,</text:span></text:p>
      <text:p text:style-name="P2">   <text:span text:style-name="T1">},</text:span></text:p>
      <text:p text:style-name="P2">   <text:span text:style-name="T1">subsystems::{</text:span></text:p>
      <text:p text:style-name="P2">       <text:span text:style-name="T1">Event,</text:span></text:p>
      <text:p text:style-name="P2">       <text:span text:style-name="T1">Window,</text:span></text:p>
      <text:p text:style-name="P2">   <text:span text:style-name="T1">},</text:span></text:p>
      <text:p text:style-name="P2">   <text:span text:style-name="T1">App,</text:span></text:p>
      <text:p text:style-name="P2">   <text:span text:style-name="T1">AppState,</text:span></text:p>
      <text:p text:style-name="P2">   <text:span text:style-name="T1">State,</text:span></text:p>
      <text:p text:style-name="P1">};</text:p>
      <text:p text:style-name="P1">use std::{</text:p>
      <text:p text:style-name="P2">   <text:span text:style-name="T1">any::Any,</text:span></text:p>
      <text:p text:style-name="P2">   <text:span text:style-name="T1">cell::RefCell,</text:span></text:p>
      <text:p text:style-name="P2">   <text:span text:style-name="T1">rc::Rc,</text:span></text:p>
      <text:p text:style-name="P1">};</text:p>
      <text:p text:style-name="P1">use ttt::{</text:p>
      <text:p text:style-name="P2">   <text:span text:style-name="T1">Compilation,</text:span></text:p>
      <text:p text:style-name="P2">   <text:span text:style-name="T1">Compiler,</text:span></text:p>
      <text:p text:style-name="P2">   <text:span text:style-name="T1">Node,</text:span></text:p>
      <text:p text:style-name="P2">   <text:span text:style-name="T1">NodeIndex,</text:span></text:p>
      <text:p text:style-name="P2">   <text:span text:style-name="T1">NodeMap,</text:span></text:p>
      <text:p text:style-name="P2">   <text:span text:style-name="T1">AI,</text:span></text:p>
      <text:p text:style-name="P1">};</text:p>
      <text:p text:style-name="Text_20_body"/>
      <text:p text:style-name="P1"><text:soft-page-break/>pub struct TTTCompilation {</text:p>
      <text:p text:style-name="P2">   <text:span text:style-name="T1">pub nodes: NodeMap,</text:span></text:p>
      <text:p text:style-name="P2">   <text:span text:style-name="T1">pub nodes_processed: usize,</text:span></text:p>
      <text:p text:style-name="P2">   <text:span text:style-name="T1">pub winners_processed: usize,</text:span></text:p>
      <text:p text:style-name="P2">   <text:span text:style-name="T1">pub nodes_scored: usize,</text:span></text:p>
      <text:p text:style-name="P2">   <text:span text:style-name="T1">pub board_size: u8,</text:span></text:p>
      <text:p text:style-name="P1">}</text:p>
      <text:p text:style-name="Text_20_body"/>
      <text:p text:style-name="P1">impl TTTCompilation {</text:p>
      <text:p text:style-name="P2">   <text:span text:style-name="T1">pub fn new() -&gt; TTTCompilation {</text:span></text:p>
      <text:p text:style-name="P2">       <text:span text:style-name="T1">TTTCompilation {</text:span></text:p>
      <text:p text:style-name="P2">           <text:span text:style-name="T1">nodes: NodeMap::new(),</text:span></text:p>
      <text:p text:style-name="P2">           <text:span text:style-name="T1">nodes_processed: 0,</text:span></text:p>
      <text:p text:style-name="P2">           <text:span text:style-name="T1">winners_processed: 0,</text:span></text:p>
      <text:p text:style-name="P2">           <text:span text:style-name="T1">nodes_scored: 0,</text:span></text:p>
      <text:p text:style-name="P2">           <text:span text:style-name="T1">board_size: 3,</text:span></text:p>
      <text:p text:style-name="P2">       <text:span text:style-name="T1">}</text:span></text:p>
      <text:p text:style-name="P2">   <text:span text:style-name="T1">}</text:span></text:p>
      <text:p text:style-name="Text_20_body"/>
      <text:p text:style-name="P2">   <text:span text:style-name="T1">pub fn set_board_size(&amp;mut self, size: u8) {</text:span></text:p>
      <text:p text:style-name="P2">       <text:span text:style-name="T1">self.board_size = size;</text:span></text:p>
      <text:p text:style-name="P2">   <text:span text:style-name="T1">}</text:span></text:p>
      <text:p text:style-name="P1">}</text:p>
      <text:p text:style-name="Text_20_body"/>
      <text:p text:style-name="P1">impl Compilation for TTTCompilation {</text:p>
      <text:p text:style-name="P2">   <text:span text:style-name="T1">fn inc_nodes_processed(&amp;mut self) {</text:span></text:p>
      <text:p text:style-name="P2">       <text:span text:style-name="T1">self.nodes_processed += 1;</text:span></text:p>
      <text:p text:style-name="P2">   <text:span text:style-name="T1">}</text:span></text:p>
      <text:p text:style-name="Text_20_body"/>
      <text:p text:style-name="P2">   <text:span text:style-name="T1">fn get_nodes_processed(&amp;self) -&gt; usize {</text:span></text:p>
      <text:p text:style-name="P2">       <text:span text:style-name="T1">return self.nodes_processed;</text:span></text:p>
      <text:p text:style-name="P2">   <text:span text:style-name="T1">}</text:span></text:p>
      <text:p text:style-name="Text_20_body"/>
      <text:p text:style-name="P2">   <text:span text:style-name="T1">fn inc_winners_processed(&amp;mut self) {</text:span></text:p>
      <text:p text:style-name="P2">       <text:span text:style-name="T1">self.winners_processed += 1;</text:span></text:p>
      <text:p text:style-name="P2"><text:soft-page-break/>   <text:span text:style-name="T1">}</text:span></text:p>
      <text:p text:style-name="Text_20_body"/>
      <text:p text:style-name="P2">   <text:span text:style-name="T1">fn get_winners_processed(&amp;self) -&gt; usize {</text:span></text:p>
      <text:p text:style-name="P2">       <text:span text:style-name="T1">return self.winners_processed;</text:span></text:p>
      <text:p text:style-name="P2">   <text:span text:style-name="T1">}</text:span></text:p>
      <text:p text:style-name="Text_20_body"/>
      <text:p text:style-name="P2">   <text:span text:style-name="T1">fn inc_nodes_scored(&amp;mut self) {</text:span></text:p>
      <text:p text:style-name="P2">       <text:span text:style-name="T1">self.nodes_scored += 1;</text:span></text:p>
      <text:p text:style-name="P2">   <text:span text:style-name="T1">}</text:span></text:p>
      <text:p text:style-name="Text_20_body"/>
      <text:p text:style-name="P2">   <text:span text:style-name="T1">fn get_nodes_scored(&amp;self) -&gt; usize {</text:span></text:p>
      <text:p text:style-name="P2">       <text:span text:style-name="T1">return self.nodes_scored;</text:span></text:p>
      <text:p text:style-name="P2">   <text:span text:style-name="T1">}</text:span></text:p>
      <text:p text:style-name="Text_20_body"/>
      <text:p text:style-name="P2">   <text:span text:style-name="T1">fn get_node_mut(&amp;mut self, id: NodeIndex) -&gt; &amp;mut Node {</text:span></text:p>
      <text:p text:style-name="P2">       <text:span text:style-name="T1">return self.nodes.get_mut(&amp;id).unwrap();</text:span></text:p>
      <text:p text:style-name="P2">   <text:span text:style-name="T1">}</text:span></text:p>
      <text:p text:style-name="Text_20_body"/>
      <text:p text:style-name="P2">   <text:span text:style-name="T1">fn insert_node(&amp;mut self, id: NodeIndex, n: Node) {</text:span></text:p>
      <text:p text:style-name="P2">       <text:span text:style-name="T1">self.nodes.insert(id, n);</text:span></text:p>
      <text:p text:style-name="P2">   <text:span text:style-name="T1">}</text:span></text:p>
      <text:p text:style-name="Text_20_body"/>
      <text:p text:style-name="P2">   <text:span text:style-name="T1">fn contains_node(&amp;self, id: &amp;NodeIndex) -&gt; bool {</text:span></text:p>
      <text:p text:style-name="P2">       <text:span text:style-name="T1">return self.nodes.contains_key(id);</text:span></text:p>
      <text:p text:style-name="P2">   <text:span text:style-name="T1">}</text:span></text:p>
      <text:p text:style-name="Text_20_body"/>
      <text:p text:style-name="P2">   <text:span text:style-name="T1">fn get_cloned_map(&amp;self) -&gt; NodeMap {</text:span></text:p>
      <text:p text:style-name="P2">       <text:span text:style-name="T1">return self.nodes.clone();</text:span></text:p>
      <text:p text:style-name="P2">   <text:span text:style-name="T1">}</text:span></text:p>
      <text:p text:style-name="Text_20_body"/>
      <text:p text:style-name="P2">   <text:span text:style-name="T1">fn get_winner(&amp;self, id: &amp;NodeIndex) -&gt; u8 {</text:span></text:p>
      <text:p text:style-name="P2">       <text:span text:style-name="T1">return get_winner(id, self.board_size);</text:span></text:p>
      <text:p text:style-name="P2">   <text:span text:style-name="T1">}</text:span></text:p>
      <text:p text:style-name="Text_20_body"/>
      <text:p text:style-name="P2"><text:soft-page-break/>   <text:span text:style-name="T1">fn get_child_states(&amp;self, id: NodeIndex, team: u8) -&gt; Vec&lt;NodeIndex&gt; {</text:span></text:p>
      <text:p text:style-name="P2">       <text:span text:style-name="T1">let mut temp_id = id.clone();</text:span></text:p>
      <text:p text:style-name="P2">       <text:span text:style-name="T1">let mut states = Vec::new();</text:span></text:p>
      <text:p text:style-name="Text_20_body"/>
      <text:p text:style-name="P2">       <text:span text:style-name="T1">for i in 0..(self.board_size * self.board_size) as u32 {</text:span></text:p>
      <text:p text:style-name="P2">           <text:span text:style-name="T1">let num = temp_id % 3;</text:span></text:p>
      <text:p text:style-name="P2">           <text:span text:style-name="T1">if num == 0 {</text:span></text:p>
      <text:p text:style-name="P2">               <text:span text:style-name="T1">let three: NodeIndex = 3;</text:span></text:p>
      <text:p text:style-name="P2">               <text:span text:style-name="T1">let new_state = id + (team as NodeIndex * three.pow(i));</text:span></text:p>
      <text:p text:style-name="P2">               <text:span text:style-name="T1">states.push(new_state);</text:span></text:p>
      <text:p text:style-name="P2">           <text:span text:style-name="T1">}</text:span></text:p>
      <text:p text:style-name="Text_20_body"/>
      <text:p text:style-name="P2">           <text:span text:style-name="T1">temp_id = temp_id / 3;</text:span></text:p>
      <text:p text:style-name="P2">       <text:span text:style-name="T1">}</text:span></text:p>
      <text:p text:style-name="Text_20_body"/>
      <text:p text:style-name="P2">       <text:span text:style-name="T1">return states;</text:span></text:p>
      <text:p text:style-name="P2">   <text:span text:style-name="T1">}</text:span></text:p>
      <text:p text:style-name="Text_20_body"/>
      <text:p text:style-name="P2">   <text:span text:style-name="T1">fn reset(&amp;mut self) {</text:span></text:p>
      <text:p text:style-name="P2">       <text:span text:style-name="T1">self.nodes = NodeMap::new();</text:span></text:p>
      <text:p text:style-name="P2">       <text:span text:style-name="T1">self.nodes_processed = 0;</text:span></text:p>
      <text:p text:style-name="P2">       <text:span text:style-name="T1">self.winners_processed = 0;</text:span></text:p>
      <text:p text:style-name="P2">       <text:span text:style-name="T1">self.nodes_scored = 0;</text:span></text:p>
      <text:p text:style-name="P2">       <text:span text:style-name="T1">self.board_size = 3;</text:span></text:p>
      <text:p text:style-name="P2">   <text:span text:style-name="T1">}</text:span></text:p>
      <text:p text:style-name="Text_20_body"/>
      <text:p text:style-name="P2">   <text:span text:style-name="T1">fn as_any(&amp;mut self) -&gt; &amp;mut Any {</text:span></text:p>
      <text:p text:style-name="P2">       <text:span text:style-name="T1">self</text:span></text:p>
      <text:p text:style-name="P2">   <text:span text:style-name="T1">}</text:span></text:p>
      <text:p text:style-name="P1">}</text:p>
      <text:p text:style-name="Text_20_body"/>
      <text:p text:style-name="P1">pub fn get_winner(id: &amp;NodeIndex, size: u8) -&gt; u8 {</text:p>
      <text:p text:style-name="P2">   <text:span text:style-name="T1">let winner = get_winner_row(id, size);</text:span></text:p>
      <text:p text:style-name="P2">   <text:span text:style-name="T1">if winner != 0 {</text:span></text:p>
      <text:p text:style-name="P2"><text:soft-page-break/>       <text:span text:style-name="T1">return winner;</text:span></text:p>
      <text:p text:style-name="P2">   <text:span text:style-name="T1">}</text:span></text:p>
      <text:p text:style-name="Text_20_body"/>
      <text:p text:style-name="P2">   <text:span text:style-name="T1">let winner = get_winner_col(id, size);</text:span></text:p>
      <text:p text:style-name="P2">   <text:span text:style-name="T1">if winner != 0 {</text:span></text:p>
      <text:p text:style-name="P2">       <text:span text:style-name="T1">return winner;</text:span></text:p>
      <text:p text:style-name="P2">   <text:span text:style-name="T1">}</text:span></text:p>
      <text:p text:style-name="Text_20_body"/>
      <text:p text:style-name="P2">   <text:span text:style-name="T1">let winner = get_winner_diag(id, size);</text:span></text:p>
      <text:p text:style-name="P2">   <text:span text:style-name="T1">if winner != 0 {</text:span></text:p>
      <text:p text:style-name="P2">       <text:span text:style-name="T1">return winner;</text:span></text:p>
      <text:p text:style-name="P2">   <text:span text:style-name="T1">}</text:span></text:p>
      <text:p text:style-name="Text_20_body"/>
      <text:p text:style-name="P2">   <text:span text:style-name="T1">return 0;</text:span></text:p>
      <text:p text:style-name="P1">}</text:p>
      <text:p text:style-name="Text_20_body"/>
      <text:p text:style-name="P1">pub fn get_winner_row(id: &amp;NodeIndex, size: u8) -&gt; u8 {</text:p>
      <text:p text:style-name="P2">   <text:span text:style-name="T1">let mut id = id.clone();</text:span></text:p>
      <text:p text:style-name="P2">   <text:span text:style-name="T1">let mut team = 0;</text:span></text:p>
      <text:p text:style-name="Text_20_body"/>
      <text:p text:style-name="P2">   <text:span text:style-name="T1">for _ in 0..size {</text:span></text:p>
      <text:p text:style-name="P2">       <text:span text:style-name="T1">team = id % 3;</text:span></text:p>
      <text:p text:style-name="P2">       <text:span text:style-name="T1">if team == 0 {</text:span></text:p>
      <text:p text:style-name="P2">           <text:span text:style-name="T1">id = id / 27; //3 ^ 3 = 127</text:span></text:p>
      <text:p text:style-name="P2">           <text:span text:style-name="T1">continue;</text:span></text:p>
      <text:p text:style-name="P2">       <text:span text:style-name="T1">}</text:span></text:p>
      <text:p text:style-name="Text_20_body"/>
      <text:p text:style-name="P2">       <text:span text:style-name="T1">for _ in 0..size {</text:span></text:p>
      <text:p text:style-name="P2">           <text:span text:style-name="T1">if team != id % 3 {</text:span></text:p>
      <text:p text:style-name="P2">               <text:span text:style-name="T1">team = 0;</text:span></text:p>
      <text:p text:style-name="P2">           <text:span text:style-name="T1">}</text:span></text:p>
      <text:p text:style-name="Text_20_body"/>
      <text:p text:style-name="P2">           <text:span text:style-name="T1">id = id / 3;</text:span></text:p>
      <text:p text:style-name="P2">       <text:span text:style-name="T1">}</text:span></text:p>
      <text:p text:style-name="Text_20_body"><text:soft-page-break/></text:p>
      <text:p text:style-name="P2">       <text:span text:style-name="T1">if team != 0 {</text:span></text:p>
      <text:p text:style-name="P2">           <text:span text:style-name="T1">break;</text:span></text:p>
      <text:p text:style-name="P2">       <text:span text:style-name="T1">}</text:span></text:p>
      <text:p text:style-name="P2">   <text:span text:style-name="T1">}</text:span></text:p>
      <text:p text:style-name="Text_20_body"/>
      <text:p text:style-name="P2">   <text:span text:style-name="T1">return team as u8;</text:span></text:p>
      <text:p text:style-name="P1">}</text:p>
      <text:p text:style-name="Text_20_body"/>
      <text:p text:style-name="P1">pub fn get_winner_col(id: &amp;NodeIndex, size: u8) -&gt; u8 {</text:p>
      <text:p text:style-name="P2">   <text:span text:style-name="T1">let mut main_id = id.clone();</text:span></text:p>
      <text:p text:style-name="P2">   <text:span text:style-name="T1">let mut team = 0;</text:span></text:p>
      <text:p text:style-name="Text_20_body"/>
      <text:p text:style-name="P2">   <text:span text:style-name="T1">for _ in 0..size {</text:span></text:p>
      <text:p text:style-name="P2">       <text:span text:style-name="T1">let mut id = main_id.clone();</text:span></text:p>
      <text:p text:style-name="P2">       <text:span text:style-name="T1">team = id % 3;</text:span></text:p>
      <text:p text:style-name="Text_20_body"/>
      <text:p text:style-name="P2">       <text:span text:style-name="T1">if team == 0 {</text:span></text:p>
      <text:p text:style-name="P2">           <text:span text:style-name="T1">main_id = main_id / 3;</text:span></text:p>
      <text:p text:style-name="P2">           <text:span text:style-name="T1">continue;</text:span></text:p>
      <text:p text:style-name="P2">       <text:span text:style-name="T1">}</text:span></text:p>
      <text:p text:style-name="Text_20_body"/>
      <text:p text:style-name="P2">       <text:span text:style-name="T1">for _ in 0..size {</text:span></text:p>
      <text:p text:style-name="P2">           <text:span text:style-name="T1">if team != id % 3 {</text:span></text:p>
      <text:p text:style-name="P2">               <text:span text:style-name="T1">team = 0;</text:span></text:p>
      <text:p text:style-name="P2">           <text:span text:style-name="T1">}</text:span></text:p>
      <text:p text:style-name="Text_20_body"/>
      <text:p text:style-name="P2">           <text:span text:style-name="T1">id = id / 27;</text:span></text:p>
      <text:p text:style-name="P2">       <text:span text:style-name="T1">}</text:span></text:p>
      <text:p text:style-name="Text_20_body"/>
      <text:p text:style-name="P2">       <text:span text:style-name="T1">if team != 0 {</text:span></text:p>
      <text:p text:style-name="P2">           <text:span text:style-name="T1">break;</text:span></text:p>
      <text:p text:style-name="P2">       <text:span text:style-name="T1">}</text:span></text:p>
      <text:p text:style-name="Text_20_body"/>
      <text:p text:style-name="P2"><text:soft-page-break/>       <text:span text:style-name="T1">main_id = main_id / 3;</text:span></text:p>
      <text:p text:style-name="P2">   <text:span text:style-name="T1">}</text:span></text:p>
      <text:p text:style-name="Text_20_body"/>
      <text:p text:style-name="P2">   <text:span text:style-name="T1">return team as u8;</text:span></text:p>
      <text:p text:style-name="P1">}</text:p>
      <text:p text:style-name="Text_20_body"/>
      <text:p text:style-name="P1">pub fn get_winner_diag(id: &amp;NodeIndex, size: u8) -&gt; u8 {</text:p>
      <text:p text:style-name="P2">   <text:span text:style-name="T1">let mut main_id = id.clone();</text:span></text:p>
      <text:p text:style-name="P2">   <text:span text:style-name="T1">let mut team = 0;</text:span></text:p>
      <text:p text:style-name="Text_20_body"/>
      <text:p text:style-name="P2">   <text:span text:style-name="T1">for i in 0..2 {</text:span></text:p>
      <text:p text:style-name="P2">       <text:span text:style-name="T1">let mut id = main_id.clone();</text:span></text:p>
      <text:p text:style-name="P2">       <text:span text:style-name="T1">team = id % 3;</text:span></text:p>
      <text:p text:style-name="Text_20_body"/>
      <text:p text:style-name="P2">       <text:span text:style-name="T1">if team == 0 {</text:span></text:p>
      <text:p text:style-name="P2">           <text:span text:style-name="T1">main_id = main_id / 9;</text:span></text:p>
      <text:p text:style-name="P2">           <text:span text:style-name="T1">continue;</text:span></text:p>
      <text:p text:style-name="P2">       <text:span text:style-name="T1">}</text:span></text:p>
      <text:p text:style-name="Text_20_body"/>
      <text:p text:style-name="P2">       <text:span text:style-name="T1">for _ in 0..size {</text:span></text:p>
      <text:p text:style-name="P2">           <text:span text:style-name="T1">if team != id % 3 {</text:span></text:p>
      <text:p text:style-name="P2">               <text:span text:style-name="T1">team = 0;</text:span></text:p>
      <text:p text:style-name="P2">           <text:span text:style-name="T1">}</text:span></text:p>
      <text:p text:style-name="Text_20_body"/>
      <text:p text:style-name="P2">           <text:span text:style-name="T1">id = id / 3u128.pow(4 / (i + 1));</text:span></text:p>
      <text:p text:style-name="P2">       <text:span text:style-name="T1">}</text:span></text:p>
      <text:p text:style-name="Text_20_body"/>
      <text:p text:style-name="P2">       <text:span text:style-name="T1">if team != 0 {</text:span></text:p>
      <text:p text:style-name="P2">           <text:span text:style-name="T1">break;</text:span></text:p>
      <text:p text:style-name="P2">       <text:span text:style-name="T1">}</text:span></text:p>
      <text:p text:style-name="Text_20_body"/>
      <text:p text:style-name="P2">       <text:span text:style-name="T1">main_id = main_id / 9; //3 ^ 2</text:span></text:p>
      <text:p text:style-name="P2">   <text:span text:style-name="T1">}</text:span></text:p>
      <text:p text:style-name="Text_20_body"/>
      <text:p text:style-name="P2"><text:soft-page-break/>   <text:span text:style-name="T1">return team as u8;</text:span></text:p>
      <text:p text:style-name="P1">}</text:p>
      <text:p text:style-name="Text_20_body"/>
      <text:p text:style-name="P1">struct Button&lt;T&gt; {</text:p>
      <text:p text:style-name="P2">   <text:span text:style-name="T1">rect: Rect&lt;f32&gt;,</text:span></text:p>
      <text:p text:style-name="P2">   <text:span text:style-name="T1">bg_color: Color,</text:span></text:p>
      <text:p text:style-name="P2">   <text:span text:style-name="T1">text: String,</text:span></text:p>
      <text:p text:style-name="P2">   <text:span text:style-name="T1">text_color: Color,</text:span></text:p>
      <text:p text:style-name="P2">   <text:span text:style-name="T1">event_handler: Box&lt;fn(&amp;mut Self, &amp;mut T)&gt;,</text:span></text:p>
      <text:p text:style-name="P1">}</text:p>
      <text:p text:style-name="Text_20_body"/>
      <text:p text:style-name="P1">impl&lt;T&gt; Button&lt;T&gt; {</text:p>
      <text:p text:style-name="P2">   <text:span text:style-name="T1">pub fn new(</text:span></text:p>
      <text:p text:style-name="P2">       <text:span text:style-name="T1">rect: Rect&lt;f32&gt;,</text:span></text:p>
      <text:p text:style-name="P2">       <text:span text:style-name="T1">bg_color: Color,</text:span></text:p>
      <text:p text:style-name="P2">       <text:span text:style-name="T1">text: String,</text:span></text:p>
      <text:p text:style-name="P2">       <text:span text:style-name="T1">text_color: Color,</text:span></text:p>
      <text:p text:style-name="P2">       <text:span text:style-name="T1">event_handler: fn(&amp;mut Self, &amp;mut T),</text:span></text:p>
      <text:p text:style-name="P2">   <text:span text:style-name="T1">) -&gt; Self {</text:span></text:p>
      <text:p text:style-name="P2">       <text:span text:style-name="T1">Button {</text:span></text:p>
      <text:p text:style-name="P2">           <text:span text:style-name="T1">rect,</text:span></text:p>
      <text:p text:style-name="P2">           <text:span text:style-name="T1">bg_color,</text:span></text:p>
      <text:p text:style-name="P2">           <text:span text:style-name="T1">text,</text:span></text:p>
      <text:p text:style-name="P2">           <text:span text:style-name="T1">text_color,</text:span></text:p>
      <text:p text:style-name="P2">           <text:span text:style-name="T1">event_handler: Box::new(event_handler),</text:span></text:p>
      <text:p text:style-name="P2">       <text:span text:style-name="T1">}</text:span></text:p>
      <text:p text:style-name="P2">   <text:span text:style-name="T1">}</text:span></text:p>
      <text:p text:style-name="Text_20_body"/>
      <text:p text:style-name="P2">   <text:span text:style-name="T1">pub fn render(&amp;self, sprite_renderer: &amp;mut SpriteRenderer) {</text:span></text:p>
      <text:p text:style-name="P2">       <text:span text:style-name="T1">sprite_renderer.enable_quad();</text:span></text:p>
      <text:p text:style-name="P2">       <text:span text:style-name="T1">sprite_renderer.draw_rect(&amp;self.rect, &amp;self.bg_color);</text:span></text:p>
      <text:p text:style-name="P2">       <text:span text:style-name="T1">if self.text.len() &gt; 0 {</text:span></text:p>
      <text:p text:style-name="P2">           <text:span text:style-name="T1">sprite_renderer.enable_text();</text:span></text:p>
      <text:p text:style-name="Text_20_body"/>
      <text:p text:style-name="P2">           <text:span text:style-name="T1">let size = self.rect.height * 0.66;</text:span></text:p>
      <text:p text:style-name="P2"><text:soft-page-break/>           <text:span text:style-name="T1">let y = self.rect.y + (self.rect.height * 0.25);</text:span></text:p>
      <text:p text:style-name="Text_20_body"/>
      <text:p text:style-name="P2">           <text:span text:style-name="T1">sprite_renderer.draw_text(</text:span></text:p>
      <text:p text:style-name="P2">               <text:span text:style-name="T1">&amp;Point::new(self.rect.x + 20.0, y),</text:span></text:p>
      <text:p text:style-name="P2">               <text:span text:style-name="T1">&amp;self.text,</text:span></text:p>
      <text:p text:style-name="P2">               <text:span text:style-name="T1">size,</text:span></text:p>
      <text:p text:style-name="P2">               <text:span text:style-name="T1">&amp;self.text_color,</text:span></text:p>
      <text:p text:style-name="P2">           <text:span text:style-name="T1">);</text:span></text:p>
      <text:p text:style-name="P2">       <text:span text:style-name="T1">}</text:span></text:p>
      <text:p text:style-name="P2">   <text:span text:style-name="T1">}</text:span></text:p>
      <text:p text:style-name="P1">}</text:p>
      <text:p text:style-name="Text_20_body"><draw:custom-shape text:anchor-type="paragraph" draw:z-index="0" draw:name="Shape1" draw:style-name="gr1" draw:text-style-name="P3" svg:width="7.6961in" svg:height="7.1161in" svg:x="-0.2728in" svg:y="8.2626in"><text:p/><draw:enhanced-geometry svg:viewBox="0 0 21600 21600" draw:type="rectangle" draw:enhanced-path="M 0 0 L 21600 0 21600 21600 0 21600 0 0 Z N"/></draw:custom-shape></text:p>
      <text:p text:style-name="P1">struct ButtonManager&lt;T&gt; {</text:p>
      <text:p text:style-name="P2">   <text:span text:style-name="T1">nodes: Vec&lt;Button&lt;T&gt;&gt;,</text:span></text:p>
      <text:p text:style-name="P2">   <text:span text:style-name="T1">free_nodes: Vec&lt;usize&gt;,</text:span></text:p>
      <text:p text:style-name="P1">}</text:p>
      <text:p text:style-name="Text_20_body"/>
      <text:p text:style-name="P1">impl&lt;T&gt; ButtonManager&lt;T&gt; {</text:p>
      <text:p text:style-name="P2">   <text:span text:style-name="T1">pub fn new() -&gt; Self {</text:span></text:p>
      <text:p text:style-name="P2">       <text:span text:style-name="T1">ButtonManager {</text:span></text:p>
      <text:p text:style-name="P2">           <text:span text:style-name="T1">nodes: Vec::new(),</text:span></text:p>
      <text:p text:style-name="P2">           <text:span text:style-name="T1">free_nodes: Vec::new(),</text:span></text:p>
      <text:p text:style-name="P2">       <text:span text:style-name="T1">}</text:span></text:p>
      <text:p text:style-name="P2">   <text:span text:style-name="T1">}</text:span></text:p>
      <text:p text:style-name="Text_20_body"/>
      <text:p text:style-name="P2">   <text:span text:style-name="T1">pub fn handle_event(&amp;mut self, event: &amp;Event, data: &amp;mut T) -&gt; bool {</text:span></text:p>
      <text:p text:style-name="P2">       <text:span text:style-name="T1">match event {</text:span></text:p>
      <text:p text:style-name="P2">           <text:span text:style-name="T1">Event::Click { position, .. } =&gt; self</text:span></text:p>
      <text:p text:style-name="P2">               <text:span text:style-name="T1">.nodes</text:span></text:p>
      <text:p text:style-name="P2">               <text:span text:style-name="T1">.iter_mut()</text:span></text:p>
      <text:p text:style-name="P2">               <text:span text:style-name="T1">.find(|button| button.rect.contains(&amp;position))</text:span></text:p>
      <text:p text:style-name="P2">               <text:span text:style-name="T1">.map(|button| {</text:span></text:p>
      <text:p text:style-name="P2">                   <text:span text:style-name="T1">(button.event_handler)(button, data);</text:span></text:p>
      <text:p text:style-name="P2">                   <text:span text:style-name="T1">true</text:span></text:p>
      <text:p text:style-name="P2">               <text:span text:style-name="T1">})</text:span></text:p>
      <text:p text:style-name="P2"><draw:custom-shape text:anchor-type="paragraph" draw:z-index="1" draw:name="Shape2" draw:style-name="gr2" draw:text-style-name="P4" svg:width="7.7543in" svg:height="8.9878in" svg:x="-0.3272in" svg:y="-0.7764in"><text:p/><draw:enhanced-geometry svg:viewBox="0 0 21600 21600" draw:mirror-horizontal="false" draw:mirror-vertical="false" draw:type="rectangle" draw:enhanced-path="M 0 0 L 21600 0 21600 21600 0 21600 0 0 Z N"/></draw:custom-shape><text:soft-page-break/>               <text:span text:style-name="T1">.unwrap_or(false),</text:span></text:p>
      <text:p text:style-name="P2">           <text:span text:style-name="T1">_ =&gt; false,</text:span></text:p>
      <text:p text:style-name="P2">       <text:span text:style-name="T1">}</text:span></text:p>
      <text:p text:style-name="P2">   <text:span text:style-name="T1">}</text:span></text:p>
      <text:p text:style-name="Text_20_body"/>
      <text:p text:style-name="P2">   <text:span text:style-name="T1">pub fn render(&amp;self, graphics: &amp;mut Graphics) {</text:span></text:p>
      <text:p text:style-name="P2">       <text:span text:style-name="T1">let sprite_renderer = graphics</text:span></text:p>
      <text:p text:style-name="P2">           <text:span text:style-name="T1">.sprite_renderer</text:span></text:p>
      <text:p text:style-name="P2">           <text:span text:style-name="T1">.as_mut()</text:span></text:p>
      <text:p text:style-name="P2">           <text:span text:style-name="T1">.expect("No Sprite Renderer");</text:span></text:p>
      <text:p text:style-name="P2">       <text:span text:style-name="T1">self.nodes</text:span></text:p>
      <text:p text:style-name="P2">           <text:span text:style-name="T1">.iter()</text:span></text:p>
      <text:p text:style-name="P2">           <text:span text:style-name="T1">.for_each(|button| button.render(sprite_renderer));</text:span></text:p>
      <text:p text:style-name="P2">   <text:span text:style-name="T1">}</text:span></text:p>
      <text:p text:style-name="Text_20_body"/>
      <text:p text:style-name="P2">   <text:span text:style-name="T1">pub fn add_button(&amp;mut self, button: Button&lt;T&gt;) -&gt; usize {</text:span></text:p>
      <text:p text:style-name="P2">       <text:span text:style-name="T1">if self.free_nodes.len() == 0 {</text:span></text:p>
      <text:p text:style-name="P2">           <text:span text:style-name="T1">if let Some(index) = self.free_nodes.pop() {</text:span></text:p>
      <text:p text:style-name="P2">               <text:span text:style-name="T1">self.nodes[index] = button;</text:span></text:p>
      <text:p text:style-name="P2">               <text:span text:style-name="T1">index</text:span></text:p>
      <text:p text:style-name="P2">           <text:span text:style-name="T1">} else {</text:span></text:p>
      <text:p text:style-name="P2">               <text:span text:style-name="T1">self.nodes.push(button);</text:span></text:p>
      <text:p text:style-name="P2">               <text:span text:style-name="T1">self.nodes.len() - 1</text:span></text:p>
      <text:p text:style-name="P2">           <text:span text:style-name="T1">}</text:span></text:p>
      <text:p text:style-name="P2">       <text:span text:style-name="T1">} else {</text:span></text:p>
      <text:p text:style-name="P2">           <text:span text:style-name="T1">self.nodes.push(button);</text:span></text:p>
      <text:p text:style-name="P2">           <text:span text:style-name="T1">self.nodes.len() - 1</text:span></text:p>
      <text:p text:style-name="P2">       <text:span text:style-name="T1">}</text:span></text:p>
      <text:p text:style-name="P2">   <text:span text:style-name="T1">}</text:span></text:p>
      <text:p text:style-name="P1">}</text:p>
      <text:p text:style-name="Text_20_body"/>
      <text:p text:style-name="P1">enum Mode {</text:p>
      <text:p text:style-name="P2">   <text:span text:style-name="T1">TwoPlayer,</text:span></text:p>
      <text:p text:style-name="P2">   <text:span text:style-name="T1">Computer,</text:span></text:p>
      <text:p text:style-name="P1">}</text:p>
      <text:p text:style-name="Text_20_body"><text:soft-page-break/></text:p>
      <text:p text:style-name="P1">struct GameBoard {</text:p>
      <text:p text:style-name="P2">   <text:span text:style-name="T1">block_width: f32,</text:span></text:p>
      <text:p text:style-name="P2">   <text:span text:style-name="T1">block_height: f32,</text:span></text:p>
      <text:p text:style-name="Text_20_body"/>
      <text:p text:style-name="P2">   <text:span text:style-name="T1">board_state: [u8; 9],</text:span></text:p>
      <text:p text:style-name="P2">   <text:span text:style-name="T1">turn: u8,</text:span></text:p>
      <text:p text:style-name="P2">   <text:span text:style-name="T1">turn_count: u8,</text:span></text:p>
      <text:p text:style-name="P2">   <text:span text:style-name="T1">hash: NodeIndex,</text:span></text:p>
      <text:p text:style-name="P2">   <text:span text:style-name="T1">winner: Option&lt;u8&gt;,</text:span></text:p>
      <text:p text:style-name="P2">   <text:span text:style-name="T1">game_mode: Mode,</text:span></text:p>
      <text:p text:style-name="P2">   <text:span text:style-name="T1">ai_team: u8,</text:span></text:p>
      <text:p text:style-name="Text_20_body"/>
      <text:p text:style-name="P2">   <text:span text:style-name="T1">button_manager: Rc&lt;RefCell&lt;ButtonManager&lt;Self&gt;&gt;&gt;, //It can mutate Gameboard while still existing as a child of it</text:span></text:p>
      <text:p text:style-name="Text_20_body"/>
      <text:p text:style-name="P2">   <text:span text:style-name="T1">ai: AI,</text:span></text:p>
      <text:p text:style-name="Text_20_body"/>
      <text:p text:style-name="P2">   <text:span text:style-name="T1">board_color_1: Color,</text:span></text:p>
      <text:p text:style-name="P2">   <text:span text:style-name="T1">board_color_2: Color,</text:span></text:p>
      <text:p text:style-name="P2"><draw:custom-shape text:anchor-type="paragraph" draw:z-index="2" draw:name="Shape3" draw:style-name="gr3" draw:text-style-name="P4" svg:width="8.4685in" svg:height="3.113in" svg:x="-0.7571in" svg:y="0.1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   <text:span text:style-name="T1">background_color: Color,</text:span></text:p>
      <text:p text:style-name="P1">}</text:p>
      <text:p text:style-name="Text_20_body"/>
      <text:p text:style-name="P1">impl GameBoard {</text:p>
      <text:p text:style-name="P2">   <text:span text:style-name="T1">pub fn update_board_hash(&amp;mut self) {</text:span></text:p>
      <text:p text:style-name="P2">       <text:span text:style-name="T1">let mut index = 0;</text:span></text:p>
      <text:p text:style-name="P2">       <text:span text:style-name="T1">for i in 0..self.board_state.len() {</text:span></text:p>
      <text:p text:style-name="P2">           <text:span text:style-name="T1">index += self.board_state[i] as NodeIndex * (3 as NodeIndex).pow(i as u32);</text:span></text:p>
      <text:p text:style-name="P2">       <text:span text:style-name="T1">}</text:span></text:p>
      <text:p text:style-name="P2">       <text:span text:style-name="T1">self.hash = index</text:span></text:p>
      <text:p text:style-name="P2">   <text:span text:style-name="T1">}</text:span></text:p>
      <text:p text:style-name="Text_20_body"/>
      <text:p text:style-name="P2">   <text:span text:style-name="T1">pub fn update_winner(&amp;mut self) {</text:span></text:p>
      <text:p text:style-name="P2">       <text:span text:style-name="T1">let winner = get_winner(&amp;self.hash, 3);</text:span></text:p>
      <text:p text:style-name="P2"><text:soft-page-break/>       <text:span text:style-name="T1">if winner != 0 {</text:span></text:p>
      <text:p text:style-name="P2">           <text:span text:style-name="T1">self.winner = Some(winner);</text:span></text:p>
      <text:p text:style-name="P2">       <text:span text:style-name="T1">}</text:span></text:p>
      <text:p text:style-name="P2">   <text:span text:style-name="T1">}</text:span></text:p>
      <text:p text:style-name="Text_20_body"/>
      <text:p text:style-name="P2">   <text:span text:style-name="T1">pub fn restart(&amp;mut self) {</text:span></text:p>
      <text:p text:style-name="P2">       <text:span text:style-name="T1">self.turn = 1;</text:span></text:p>
      <text:p text:style-name="P2">       <text:span text:style-name="T1">self.turn_count = 0;</text:span></text:p>
      <text:p text:style-name="P2">       <text:span text:style-name="T1">self.hash = 0;</text:span></text:p>
      <text:p text:style-name="P2">       <text:span text:style-name="T1">self.winner = None;</text:span></text:p>
      <text:p text:style-name="P2">       <text:span text:style-name="T1">self.board_state = [0; 9];</text:span></text:p>
      <text:p text:style-name="P2">       <text:span text:style-name="T1">self.make_ai_turn();</text:span></text:p>
      <text:p text:style-name="P2">   <text:span text:style-name="T1">}</text:span></text:p>
      <text:p text:style-name="Text_20_body"/>
      <text:p text:style-name="P2">   <text:span text:style-name="T1">pub fn is_ai_turn(&amp;mut self) -&gt; bool {</text:span></text:p>
      <text:p text:style-name="P2">       <text:span text:style-name="T1">if let Mode::Computer = self.game_mode {</text:span></text:p>
      <text:p text:style-name="P2">           <text:span text:style-name="T1">if self.turn == self.ai_team &amp;&amp; self.winner.is_none() &amp;&amp; self.turn_count &lt; 9 {</text:span></text:p>
      <text:p text:style-name="P2">               <text:span text:style-name="T1">return true;</text:span></text:p>
      <text:p text:style-name="P2">           <text:span text:style-name="T1">}</text:span></text:p>
      <text:p text:style-name="P2">       <text:span text:style-name="T1">}</text:span></text:p>
      <text:p text:style-name="Text_20_body"/>
      <text:p text:style-name="P2">       <text:span text:style-name="T1">return false;</text:span></text:p>
      <text:p text:style-name="P2">   <text:span text:style-name="T1">}</text:span></text:p>
      <text:p text:style-name="Text_20_body"/>
      <text:p text:style-name="P2">   <text:span text:style-name="T1">pub fn make_ai_turn(&amp;mut self) {</text:span></text:p>
      <text:p text:style-name="P2">       <text:span text:style-name="T1">if self.is_ai_turn() {</text:span></text:p>
      <text:p text:style-name="P2">           <text:span text:style-name="T1">let hash = self.ai.get_move(self.hash, self.ai_team).expect("oOf");</text:span></text:p>
      <text:p text:style-name="P2">           <text:span text:style-name="T1">self.set_board_from_hash(hash);</text:span></text:p>
      <text:p text:style-name="P2">           <text:span text:style-name="T1">self.update_turn();</text:span></text:p>
      <text:p text:style-name="P2">           <text:span text:style-name="T1">self.hash = hash;</text:span></text:p>
      <text:p text:style-name="P2">           <text:span text:style-name="T1">self.turn_count += 1;</text:span></text:p>
      <text:p text:style-name="P2">           <text:span text:style-name="T1">self.update_winner();</text:span></text:p>
      <text:p text:style-name="P2">       <text:span text:style-name="T1">}</text:span></text:p>
      <text:p text:style-name="P2">   <text:span text:style-name="T1">}</text:span></text:p>
      <text:p text:style-name="Text_20_body"/>
      <text:p text:style-name="P2"><text:soft-page-break/>   <text:span text:style-name="T1">pub fn set_board_from_hash(&amp;mut self, mut n: NodeIndex) {</text:span></text:p>
      <text:p text:style-name="P2">       <text:span text:style-name="T1">for i in 0..9 {</text:span></text:p>
      <text:p text:style-name="P2">           <text:span text:style-name="T1">if n &gt; 0 {</text:span></text:p>
      <text:p text:style-name="P2">               <text:span text:style-name="T1">self.board_state[i] = (n % 3) as u8;</text:span></text:p>
      <text:p text:style-name="P2">               <text:span text:style-name="T1">n = n / 3;</text:span></text:p>
      <text:p text:style-name="P2">           <text:span text:style-name="T1">} else {</text:span></text:p>
      <text:p text:style-name="P2">               <text:span text:style-name="T1">self.board_state[i] = 0;</text:span></text:p>
      <text:p text:style-name="P2">           <text:span text:style-name="T1">}</text:span></text:p>
      <text:p text:style-name="P2">       <text:span text:style-name="T1">}</text:span></text:p>
      <text:p text:style-name="P2">   <text:span text:style-name="T1">}</text:span></text:p>
      <text:p text:style-name="Text_20_body"/>
      <text:p text:style-name="P2">   <text:span text:style-name="T1">pub fn update_turn(&amp;mut self) {</text:span></text:p>
      <text:p text:style-name="P2">       <text:span text:style-name="T1">self.turn = if self.turn == 1 { 2 } else { 1 };</text:span></text:p>
      <text:p text:style-name="P2">   <text:span text:style-name="T1">}</text:span></text:p>
      <text:p text:style-name="P1">}</text:p>
      <text:p text:style-name="Text_20_body"/>
      <text:p text:style-name="P1">impl State for GameBoard {</text:p>
      <text:p text:style-name="P2">   <text:span text:style-name="T1">fn new() -&gt; Self {</text:span></text:p>
      <text:p text:style-name="P2">       <text:span text:style-name="T1">let mut compiler = Compiler::new();</text:span></text:p>
      <text:p text:style-name="P2">       <text:span text:style-name="T1">compiler.compilation = Some(Box::new(TTTCompilation::new()));</text:span></text:p>
      <text:p text:style-name="P2">       <text:span text:style-name="T1">compiler</text:span></text:p>
      <text:p text:style-name="P2">           <text:span text:style-name="T1">.init_compilation()</text:span></text:p>
      <text:p text:style-name="P2">           <text:span text:style-name="T1">.expect("Error Starting Compilation");</text:span></text:p>
      <text:p text:style-name="Text_20_body"/>
      <text:p text:style-name="P2">       <text:span text:style-name="T1">while compiler.queue.len() != 0 {</text:span></text:p>
      <text:p text:style-name="P2">           <text:span text:style-name="T1">compiler.process().expect("Error Processing Nodes");</text:span></text:p>
      <text:p text:style-name="P2">       <text:span text:style-name="T1">}</text:span></text:p>
      <text:p text:style-name="Text_20_body"/>
      <text:p text:style-name="P2">       <text:span text:style-name="T1">while compiler.winners.len() != 0 {</text:span></text:p>
      <text:p text:style-name="P2">           <text:span text:style-name="T1">compiler.post_process().expect("Error Scoring Winners");</text:span></text:p>
      <text:p text:style-name="P2">       <text:span text:style-name="T1">}</text:span></text:p>
      <text:p text:style-name="Text_20_body"/>
      <text:p text:style-name="P2">       <text:span text:style-name="T1">while compiler.unscored_nodes.len() != 0 {</text:span></text:p>
      <text:p text:style-name="P2">           <text:span text:style-name="T1">compiler.score_nodes().expect("Error propogating Scores");</text:span></text:p>
      <text:p text:style-name="P2">       <text:span text:style-name="T1">}</text:span></text:p>
      <text:p text:style-name="Text_20_body"><text:soft-page-break/></text:p>
      <text:p text:style-name="P2">       <text:span text:style-name="T1">let mut ai = AI::new();</text:span></text:p>
      <text:p text:style-name="P2">       <text:span text:style-name="T1">ai.load(compiler.export().expect("Error Exporting Data"));</text:span></text:p>
      <text:p text:style-name="Text_20_body"/>
      <text:p text:style-name="P2">       <text:span text:style-name="T1">GameBoard {</text:span></text:p>
      <text:p text:style-name="P2">           <text:span text:style-name="T1">block_width: 100.0,</text:span></text:p>
      <text:p text:style-name="P2">           <text:span text:style-name="T1">block_height: 100.0,</text:span></text:p>
      <text:p text:style-name="Text_20_body"/>
      <text:p text:style-name="P2">           <text:span text:style-name="T1">board_state: [0; 9],</text:span></text:p>
      <text:p text:style-name="P2">           <text:span text:style-name="T1">turn: 1,</text:span></text:p>
      <text:p text:style-name="P2">           <text:span text:style-name="T1">turn_count: 0,</text:span></text:p>
      <text:p text:style-name="P2">           <text:span text:style-name="T1">hash: 0,</text:span></text:p>
      <text:p text:style-name="P2">           <text:span text:style-name="T1">winner: None,</text:span></text:p>
      <text:p text:style-name="P2">           <text:span text:style-name="T1">game_mode: Mode::TwoPlayer,</text:span></text:p>
      <text:p text:style-name="P2">           <text:span text:style-name="T1">ai_team: 1,</text:span></text:p>
      <text:p text:style-name="Text_20_body"/>
      <text:p text:style-name="P2">           <text:span text:style-name="T1">button_manager: Rc::new(RefCell::new(ButtonManager::new())),</text:span></text:p>
      <text:p text:style-name="Text_20_body"/>
      <text:p text:style-name="P2">           <text:span text:style-name="T1">ai,</text:span></text:p>
      <text:p text:style-name="Text_20_body"/>
      <text:p text:style-name="P2">           <text:span text:style-name="T1">board_color_1: Color::from_rgba(255, 0, 0, 255),</text:span></text:p>
      <text:p text:style-name="P2">           <text:span text:style-name="T1">board_color_2: Color::from_rgba(119, 119, 119, 255),</text:span></text:p>
      <text:p text:style-name="P2">           <text:span text:style-name="T1">background_color: Color::from_rgba(48, 48, 48, 255),</text:span></text:p>
      <text:p text:style-name="P2">       <text:span text:style-name="T1">}</text:span></text:p>
      <text:p text:style-name="P2">   <text:span text:style-name="T1">}</text:span></text:p>
      <text:p text:style-name="Text_20_body"/>
      <text:p text:style-name="P2">   <text:span text:style-name="T1">fn init(&amp;mut self, window: &amp;mut Window, graphics: &amp;mut Graphics) {</text:span></text:p>
      <text:p text:style-name="P2">       <text:span text:style-name="T1">let mut button_manager = self.button_manager.borrow_mut();</text:span></text:p>
      <text:p text:style-name="Text_20_body"/>
      <text:p text:style-name="P2">       <text:span text:style-name="T1">let win_width = window.get_width();</text:span></text:p>
      <text:p text:style-name="P2">       <text:span text:style-name="T1">let win_height = window.get_height();</text:span></text:p>
      <text:p text:style-name="Text_20_body"/>
      <text:p text:style-name="P2">       <text:span text:style-name="T1">let border = 10.0;</text:span></text:p>
      <text:p text:style-name="P2">       <text:span text:style-name="T1">let button_width = win_width - (3.0 * self.block_width) - (2.0 * border);</text:span></text:p>
      <text:p text:style-name="Text_20_body"><text:soft-page-break/></text:p>
      <text:p text:style-name="P2">       <text:span text:style-name="T1">let bottom = win_height - (self.block_height * 3.0);</text:span></text:p>
      <text:p text:style-name="Text_20_body"/>
      <text:p text:style-name="P2">       <text:span text:style-name="T1">let button_height = 50.0;</text:span></text:p>
      <text:p text:style-name="P2">       <text:span text:style-name="T1">let button_border_vertical = 3.0;</text:span></text:p>
      <text:p text:style-name="Text_20_body"/>
      <text:p text:style-name="P2">       <text:span text:style-name="T1">let mode_button = Button::new(</text:span></text:p>
      <text:p text:style-name="P2">           <text:span text:style-name="T1">Rect::new(</text:span></text:p>
      <text:p text:style-name="P2">               <text:span text:style-name="T1">win_width - button_width - border,</text:span></text:p>
      <text:p text:style-name="P2">               <text:span text:style-name="T1">bottom,</text:span></text:p>
      <text:p text:style-name="P2">               <text:span text:style-name="T1">button_width,</text:span></text:p>
      <text:p text:style-name="P2">               <text:span text:style-name="T1">button_height,</text:span></text:p>
      <text:p text:style-name="P2">           <text:span text:style-name="T1">),</text:span></text:p>
      <text:p text:style-name="P2">           <text:span text:style-name="T1">Color::from_rgba(0, 0, 0, 255),</text:span></text:p>
      <text:p text:style-name="P2">           <text:span text:style-name="T1">String::from("Two Player"),</text:span></text:p>
      <text:p text:style-name="P2">           <text:span text:style-name="T1">Color::from_rgba(255, 255, 255, 255),</text:span></text:p>
      <text:p text:style-name="P2">           <text:span text:style-name="T1">|button: &amp;mut Button&lt;Self&gt;, data: &amp;mut Self| {</text:span></text:p>
      <text:p text:style-name="P2">               <text:span text:style-name="T1">if let Mode::TwoPlayer = data.game_mode {</text:span></text:p>
      <text:p text:style-name="P2">                   <text:span text:style-name="T1">data.game_mode = Mode::Computer;</text:span></text:p>
      <text:p text:style-name="P2">                   <text:span text:style-name="T1">button.text = String::from("Computer");</text:span></text:p>
      <text:p text:style-name="P2">               <text:span text:style-name="T1">} else {</text:span></text:p>
      <text:p text:style-name="P2">                   <text:span text:style-name="T1">data.game_mode = Mode::TwoPlayer;</text:span></text:p>
      <text:p text:style-name="P2">                   <text:span text:style-name="T1">button.text = String::from("Two Player");</text:span></text:p>
      <text:p text:style-name="P2">               <text:span text:style-name="T1">}</text:span></text:p>
      <text:p text:style-name="P2">               <text:span text:style-name="T1">std::mem::swap(&amp;mut button.bg_color, &amp;mut button.text_color);</text:span></text:p>
      <text:p text:style-name="P2">               <text:span text:style-name="T1">data.restart();</text:span></text:p>
      <text:p text:style-name="P2">           <text:span text:style-name="T1">},</text:span></text:p>
      <text:p text:style-name="P2">       <text:span text:style-name="T1">);</text:span></text:p>
      <text:p text:style-name="Text_20_body"/>
      <text:p text:style-name="P2">       <text:span text:style-name="T1">let restart_button = Button::new(</text:span></text:p>
      <text:p text:style-name="P2">           <text:span text:style-name="T1">Rect::new(</text:span></text:p>
      <text:p text:style-name="P2">               <text:span text:style-name="T1">win_width - button_width - border,</text:span></text:p>
      <text:p text:style-name="P2">               <text:span text:style-name="T1">bottom + button_height + button_border_vertical,</text:span></text:p>
      <text:p text:style-name="P2">               <text:span text:style-name="T1">button_width,</text:span></text:p>
      <text:p text:style-name="P2">               <text:span text:style-name="T1">button_height,</text:span></text:p>
      <text:p text:style-name="P2"><text:soft-page-break/>           <text:span text:style-name="T1">),</text:span></text:p>
      <text:p text:style-name="P2">           <text:span text:style-name="T1">Color::from_rgba(0, 0, 0, 255),</text:span></text:p>
      <text:p text:style-name="P2">           <text:span text:style-name="T1">String::from("Restart"),</text:span></text:p>
      <text:p text:style-name="P2">           <text:span text:style-name="T1">Color::from_rgba(255, 0, 0, 255),</text:span></text:p>
      <text:p text:style-name="P2">           <text:span text:style-name="T1">|_: &amp;mut Button&lt;Self&gt;, data: &amp;mut Self| {</text:span></text:p>
      <text:p text:style-name="P2">               <text:span text:style-name="T1">data.restart();</text:span></text:p>
      <text:p text:style-name="P2">           <text:span text:style-name="T1">},</text:span></text:p>
      <text:p text:style-name="P2">       <text:span text:style-name="T1">);</text:span></text:p>
      <text:p text:style-name="Text_20_body"/>
      <text:p text:style-name="P2">       <text:span text:style-name="T1">let ai_button = Button::new(</text:span></text:p>
      <text:p text:style-name="P2">           <text:span text:style-name="T1">Rect::new(</text:span></text:p>
      <text:p text:style-name="P2">               <text:span text:style-name="T1">win_width - button_width - border,</text:span></text:p>
      <text:p text:style-name="P2">               <text:span text:style-name="T1">bottom + 2.0 * (button_height + button_border_vertical),</text:span></text:p>
      <text:p text:style-name="P2">               <text:span text:style-name="T1">button_width,</text:span></text:p>
      <text:p text:style-name="P2">               <text:span text:style-name="T1">button_height,</text:span></text:p>
      <text:p text:style-name="P2">           <text:span text:style-name="T1">),</text:span></text:p>
      <text:p text:style-name="P2">           <text:span text:style-name="T1">Color::from_rgba(0, 0, 0, 255),</text:span></text:p>
      <text:p text:style-name="P2">           <text:span text:style-name="T1">String::from("AI Team: X"),</text:span></text:p>
      <text:p text:style-name="P2">           <text:span text:style-name="T1">Color::from_rgba(255, 0, 0, 255),</text:span></text:p>
      <text:p text:style-name="P2">           <text:span text:style-name="T1">|button: &amp;mut Button&lt;Self&gt;, data: &amp;mut Self| {</text:span></text:p>
      <text:p text:style-name="P2">               <text:span text:style-name="T1">let mut team_str;</text:span></text:p>
      <text:p text:style-name="P2">               <text:span text:style-name="T1">if data.ai_team == 1 {</text:span></text:p>
      <text:p text:style-name="P2">                   <text:span text:style-name="T1">data.ai_team = 2;</text:span></text:p>
      <text:p text:style-name="P2">                   <text:span text:style-name="T1">button.text_color = Color::from_rgba(0, 0, 255, 255);</text:span></text:p>
      <text:p text:style-name="P2">                   <text:span text:style-name="T1">team_str = "O";</text:span></text:p>
      <text:p text:style-name="P2">               <text:span text:style-name="T1">} else {</text:span></text:p>
      <text:p text:style-name="P2">                   <text:span text:style-name="T1">data.ai_team = 1;</text:span></text:p>
      <text:p text:style-name="P2">                   <text:span text:style-name="T1">button.text_color = Color::from_rgba(255, 0, 0, 255);</text:span></text:p>
      <text:p text:style-name="P2">                   <text:span text:style-name="T1">team_str = "X";</text:span></text:p>
      <text:p text:style-name="P2">               <text:span text:style-name="T1">}</text:span></text:p>
      <text:p text:style-name="Text_20_body"/>
      <text:p text:style-name="P2">               <text:span text:style-name="T1">button.text = format!("AI Team: {}", team_str);</text:span></text:p>
      <text:p text:style-name="P2">               <text:span text:style-name="T1">data.restart();</text:span></text:p>
      <text:p text:style-name="P2">           <text:span text:style-name="T1">},</text:span></text:p>
      <text:p text:style-name="P2">       <text:span text:style-name="T1">);</text:span></text:p>
      <text:p text:style-name="Text_20_body"><text:soft-page-break/></text:p>
      <text:p text:style-name="P2">       <text:span text:style-name="T1">button_manager.add_button(mode_button);</text:span></text:p>
      <text:p text:style-name="P2">       <text:span text:style-name="T1">button_manager.add_button(restart_button);</text:span></text:p>
      <text:p text:style-name="P2">       <text:span text:style-name="T1">button_manager.add_button(ai_button);</text:span></text:p>
      <text:p text:style-name="P2">   <text:span text:style-name="T1">}</text:span></text:p>
      <text:p text:style-name="Text_20_body"/>
      <text:p text:style-name="P2">   <text:span text:style-name="T1">fn handle_event(&amp;mut self, event: &amp;Event, window: &amp;Window) {</text:span></text:p>
      <text:p text:style-name="P2">       <text:span text:style-name="T1">let button_manager_rc = self.button_manager.clone();</text:span></text:p>
      <text:p text:style-name="P2">       <text:span text:style-name="T1">let mut button_manager = button_manager_rc.borrow_mut();</text:span></text:p>
      <text:p text:style-name="P2">       <text:span text:style-name="T1">if button_manager.handle_event(event, self) == true {</text:span></text:p>
      <text:p text:style-name="P2"><draw:custom-shape text:anchor-type="paragraph" draw:z-index="4" draw:name="Shape5" draw:style-name="gr5" draw:text-style-name="P4" svg:width="8.3752in" svg:height="7.0043in" svg:x="-0.7228in" svg:y="0.1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           <text:span text:style-name="T1">return;</text:span></text:p>
      <text:p text:style-name="P2">       <text:span text:style-name="T1">}</text:span></text:p>
      <text:p text:style-name="Text_20_body"/>
      <text:p text:style-name="P2">       <text:span text:style-name="T1">match event {</text:span></text:p>
      <text:p text:style-name="P2">           <text:span text:style-name="T1">Event::Click { position, .. } =&gt; {</text:span></text:p>
      <text:p text:style-name="P2">               <text:span text:style-name="T1">let Point { x, y } = position;</text:span></text:p>
      <text:p text:style-name="P2">               <text:span text:style-name="T1">let window_height = window.get_height();</text:span></text:p>
      <text:p text:style-name="P2">               <text:span text:style-name="T1">let board_width = 3.0 * self.block_width;</text:span></text:p>
      <text:p text:style-name="P2">               <text:span text:style-name="T1">let bottom = window_height - self.block_height * 3.0;</text:span></text:p>
      <text:p text:style-name="P2">               <text:span text:style-name="T1">let right = board_width;</text:span></text:p>
      <text:p text:style-name="Text_20_body"/>
      <text:p text:style-name="P2">               <text:span text:style-name="T1">if *x &gt; 0.0</text:span></text:p>
      <text:p text:style-name="P2">                   <text:span text:style-name="T1">&amp;&amp; *x &lt; right</text:span></text:p>
      <text:p text:style-name="P2">                   <text:span text:style-name="T1">&amp;&amp; *y &lt; window_height</text:span></text:p>
      <text:p text:style-name="P2">                   <text:span text:style-name="T1">&amp;&amp; *y &gt; bottom</text:span></text:p>
      <text:p text:style-name="P2">                   <text:span text:style-name="T1">&amp;&amp; self.winner.is_none()</text:span></text:p>
      <text:p text:style-name="P2">                   <text:span text:style-name="T1">&amp;&amp; self.turn_count &lt; 9</text:span></text:p>
      <text:p text:style-name="P2">               <text:span text:style-name="T1">{</text:span></text:p>
      <text:p text:style-name="P2">                   <text:span text:style-name="T1">let y_index = ((window_height - y) / self.block_height) as usize;</text:span></text:p>
      <text:p text:style-name="P2">                   <text:span text:style-name="T1">let index = (x / self.block_width) as usize + (3 * y_index);</text:span></text:p>
      <text:p text:style-name="Text_20_body"/>
      <text:p text:style-name="P2">                   <text:span text:style-name="T1">if self.board_state[index] == 0 {</text:span></text:p>
      <text:p text:style-name="P2">                       <text:span text:style-name="T1">self.board_state[index] = self.turn;</text:span></text:p>
      <text:p text:style-name="Text_20_body"/>
      <text:p text:style-name="P2"><draw:custom-shape text:anchor-type="paragraph" draw:z-index="3" draw:name="Shape4" draw:style-name="gr4" draw:text-style-name="P4" svg:width="8.1713in" svg:height="3.5504in" svg:x="-0.7772in" svg:y="-0.58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                       <text:span text:style-name="T1">self.update_turn();</text:span></text:p>
      <text:p text:style-name="P2">                       <text:span text:style-name="T1">self.update_board_hash();</text:span></text:p>
      <text:p text:style-name="P2">                       <text:span text:style-name="T1">self.update_winner();</text:span></text:p>
      <text:p text:style-name="P2">                       <text:span text:style-name="T1">self.turn_count += 1;</text:span></text:p>
      <text:p text:style-name="P2">                       <text:span text:style-name="T1">self.make_ai_turn();</text:span></text:p>
      <text:p text:style-name="P2">                   <text:span text:style-name="T1">}</text:span></text:p>
      <text:p text:style-name="P2">               <text:span text:style-name="T1">}</text:span></text:p>
      <text:p text:style-name="P2">           <text:span text:style-name="T1">}</text:span></text:p>
      <text:p text:style-name="P2">           <text:span text:style-name="T1">_ =&gt; {}</text:span></text:p>
      <text:p text:style-name="P2">       <text:span text:style-name="T1">}</text:span></text:p>
      <text:p text:style-name="P2">   <text:span text:style-name="T1">}</text:span></text:p>
      <text:p text:style-name="Text_20_body"/>
      <text:p text:style-name="P2">   <text:span text:style-name="T1">fn update(&amp;mut self, _state: &amp;AppState) {}</text:span></text:p>
      <text:p text:style-name="Text_20_body"/>
      <text:p text:style-name="P2">   <text:span text:style-name="T1">fn render(&amp;mut self, graphics: &amp;mut Graphics, state: &amp;AppState) {</text:span></text:p>
      <text:p text:style-name="P2">       <text:span text:style-name="T1">graphics.get_error();</text:span></text:p>
      <text:p text:style-name="P2">       <text:span text:style-name="T1">let sprite_renderer = graphics</text:span></text:p>
      <text:p text:style-name="P2">           <text:span text:style-name="T1">.sprite_renderer</text:span></text:p>
      <text:p text:style-name="P2">           <text:span text:style-name="T1">.as_mut()</text:span></text:p>
      <text:p text:style-name="P2">           <text:span text:style-name="T1">.expect("No Sprite Renderer");</text:span></text:p>
      <text:p text:style-name="P2">       <text:span text:style-name="T1">sprite_renderer.enable_quad();</text:span></text:p>
      <text:p text:style-name="P2">       <text:span text:style-name="T1">sprite_renderer.draw_rect(</text:span></text:p>
      <text:p text:style-name="P2">           <text:span text:style-name="T1">&amp;Rect::new(0.0, 0.0, state.width as f32, state.height as f32),</text:span></text:p>
      <text:p text:style-name="P2">           <text:span text:style-name="T1">&amp;self.background_color,</text:span></text:p>
      <text:p text:style-name="P2">       <text:span text:style-name="T1">);</text:span></text:p>
      <text:p text:style-name="Text_20_body"/>
      <text:p text:style-name="P2">       <text:span text:style-name="T1">for i in 0..9 {</text:span></text:p>
      <text:p text:style-name="P2">           <text:span text:style-name="T1">let color = if i % 2 == 0 {</text:span></text:p>
      <text:p text:style-name="P2">               <text:span text:style-name="T1">&amp;self.board_color_1</text:span></text:p>
      <text:p text:style-name="P2">           <text:span text:style-name="T1">} else {</text:span></text:p>
      <text:p text:style-name="P2">               <text:span text:style-name="T1">&amp;self.board_color_2</text:span></text:p>
      <text:p text:style-name="P2">           <text:span text:style-name="T1">};</text:span></text:p>
      <text:p text:style-name="Text_20_body"/>
      <text:p text:style-name="P2">           <text:span text:style-name="T1">let x = (i % 3) as f32 * self.block_height;</text:span></text:p>
      <text:p text:style-name="P2">           <text:span text:style-name="T1">let y = (state.height as f32 - self.block_height) - (i / 3) as f32 * self.block_height;</text:span></text:p>
      <text:p text:style-name="P2"><text:soft-page-break/>           <text:span text:style-name="T1">sprite_renderer.draw_rect(&amp;Rect::new(x, y, self.block_width, self.block_height), color);</text:span></text:p>
      <text:p text:style-name="P2">       <text:span text:style-name="T1">}</text:span></text:p>
      <text:p text:style-name="Text_20_body"/>
      <text:p text:style-name="P2">       <text:span text:style-name="T1">sprite_renderer.enable_line();</text:span></text:p>
      <text:p text:style-name="P2">       <text:span text:style-name="T1">for i in 0..9 {</text:span></text:p>
      <text:p text:style-name="P2">           <text:span text:style-name="T1">if self.board_state[i] == 1 {</text:span></text:p>
      <text:p text:style-name="P2">               <text:span text:style-name="T1">let x1 = (i % 3) as f32 * self.block_height;</text:span></text:p>
      <text:p text:style-name="P2">               <text:span text:style-name="T1">let x2 = x1 + self.block_width;</text:span></text:p>
      <text:p text:style-name="P2">               <text:span text:style-name="T1">let y1 = state.height as f32 - (i / 3) as f32 * self.block_height;</text:span></text:p>
      <text:p text:style-name="P2">               <text:span text:style-name="T1">let y2 = y1 - self.block_height;</text:span></text:p>
      <text:p text:style-name="P2">               <text:span text:style-name="T1">sprite_renderer.draw_line(x1, y2, x2, y1, 10.0, &amp;Color::from_rgba(0, 0, 0, 255));</text:span></text:p>
      <text:p text:style-name="P2">               <text:span text:style-name="T1">sprite_renderer.draw_line(x1, y1, x2, y2, 10.0, &amp;Color::from_rgba(0, 0, 0, 255));</text:span></text:p>
      <text:p text:style-name="P2">           <text:span text:style-name="T1">}</text:span></text:p>
      <text:p text:style-name="P2">       <text:span text:style-name="T1">}</text:span></text:p>
      <text:p text:style-name="Text_20_body"/>
      <text:p text:style-name="P2">       <text:span text:style-name="T1">sprite_renderer.enable_circle();</text:span></text:p>
      <text:p text:style-name="P2">       <text:span text:style-name="T1">for i in 0..9 {</text:span></text:p>
      <text:p text:style-name="P2">           <text:span text:style-name="T1">if self.board_state[i] == 2 {</text:span></text:p>
      <text:p text:style-name="P2">               <text:span text:style-name="T1">let radius = self.block_width / 2.0;</text:span></text:p>
      <text:p text:style-name="P2">               <text:span text:style-name="T1">let x = radius + ((i % 3) as f32 * self.block_width);</text:span></text:p>
      <text:p text:style-name="P2">               <text:span text:style-name="T1">let y = state.height as f32 - radius - ((i / 3) as f32 * self.block_height);</text:span></text:p>
      <text:p text:style-name="P2">               <text:span text:style-name="T1">sprite_renderer.draw_circle(x, y, self.block_width, self.block_height);</text:span></text:p>
      <text:p text:style-name="P2">           <text:span text:style-name="T1">}</text:span></text:p>
      <text:p text:style-name="P2">       <text:span text:style-name="T1">}</text:span></text:p>
      <text:p text:style-name="Text_20_body"/>
      <text:p text:style-name="P2">       <text:span text:style-name="T1">let text_color = Color::from_rgba(255, 255, 255, 255);</text:span></text:p>
      <text:p text:style-name="P2">       <text:span text:style-name="T1">sprite_renderer.enable_text();</text:span></text:p>
      <text:p text:style-name="P2">       <text:span text:style-name="T1">sprite_renderer.draw_text(</text:span></text:p>
      <text:p text:style-name="P2">           <text:span text:style-name="T1">&amp;Point::new(5.0, 5.0),</text:span></text:p>
      <text:p text:style-name="P2">           <text:span text:style-name="T1">"Welcome to Tic Tac Toe!",</text:span></text:p>
      <text:p text:style-name="P2">           <text:span text:style-name="T1">50.0,</text:span></text:p>
      <text:p text:style-name="P2">           <text:span text:style-name="T1">&amp;text_color,</text:span></text:p>
      <text:p text:style-name="P2">       <text:span text:style-name="T1">);</text:span></text:p>
      <text:p text:style-name="Text_20_body"/>
      <text:p text:style-name="P2">       <text:span text:style-name="T1">let size = 30.0;</text:span></text:p>
      <text:p text:style-name="P2"><text:soft-page-break/>       <text:span text:style-name="T1">sprite_renderer.draw_text(</text:span></text:p>
      <text:p text:style-name="P2">           <text:span text:style-name="T1">&amp;Point::new(3.0 * self.block_width, state.height as f32 - size),</text:span></text:p>
      <text:p text:style-name="P2">           <text:span text:style-name="T1">&amp;format!("Player Turn: {}", if self.turn == 1 { "X" } else { "O" }),</text:span></text:p>
      <text:p text:style-name="P2">           <text:span text:style-name="T1">size,</text:span></text:p>
      <text:p text:style-name="P2">           <text:span text:style-name="T1">&amp;text_color,</text:span></text:p>
      <text:p text:style-name="P2">       <text:span text:style-name="T1">);</text:span></text:p>
      <text:p text:style-name="P2">       <text:span text:style-name="T1">sprite_renderer.draw_text(</text:span></text:p>
      <text:p text:style-name="P2">           <text:span text:style-name="T1">&amp;Point::new(3.0 * self.block_width, state.height as f32 - 2.0 * size),</text:span></text:p>
      <text:p text:style-name="P2">           <text:span text:style-name="T1">&amp;format!("Board Hash: {}", self.hash),</text:span></text:p>
      <text:p text:style-name="P2">           <text:span text:style-name="T1">size,</text:span></text:p>
      <text:p text:style-name="P2">           <text:span text:style-name="T1">&amp;text_color,</text:span></text:p>
      <text:p text:style-name="P2">       <text:span text:style-name="T1">);</text:span></text:p>
      <text:p text:style-name="P2">       <text:span text:style-name="T1">sprite_renderer.draw_text(</text:span></text:p>
      <text:p text:style-name="P2">           <text:span text:style-name="T1">&amp;Point::new(3.0 * self.block_width, state.height as f32 - 3.0 * size),</text:span></text:p>
      <text:p text:style-name="P2">           <text:span text:style-name="T1">&amp;format!(</text:span></text:p>
      <text:p text:style-name="P2">               <text:span text:style-name="T1">"Winner: {}",</text:span></text:p>
      <text:p text:style-name="P2">               <text:span text:style-name="T1">self.winner</text:span></text:p>
      <text:p text:style-name="P2">                   <text:span text:style-name="T1">.map(|winner| if winner == 1 { "X" } else { "O" })</text:span></text:p>
      <text:p text:style-name="P2">                   <text:span text:style-name="T1">.unwrap_or("None")</text:span></text:p>
      <text:p text:style-name="P2">           <text:span text:style-name="T1">),</text:span></text:p>
      <text:p text:style-name="P2">           <text:span text:style-name="T1">size,</text:span></text:p>
      <text:p text:style-name="P2">           <text:span text:style-name="T1">&amp;text_color,</text:span></text:p>
      <text:p text:style-name="P2">       <text:span text:style-name="T1">);</text:span></text:p>
      <text:p text:style-name="P2">       <text:span text:style-name="T1">sprite_renderer.draw_text(</text:span></text:p>
      <text:p text:style-name="P2">           <text:span text:style-name="T1">&amp;Point::new(3.0 * self.block_width, state.height as f32 - 4.0 * size),</text:span></text:p>
      <text:p text:style-name="P2">           <text:span text:style-name="T1">&amp;format!("Turn Number: {}", self.turn_count + 1),</text:span></text:p>
      <text:p text:style-name="P2">           <text:span text:style-name="T1">size,</text:span></text:p>
      <text:p text:style-name="P2">           <text:span text:style-name="T1">&amp;text_color,</text:span></text:p>
      <text:p text:style-name="P2">       <text:span text:style-name="T1">);</text:span></text:p>
      <text:p text:style-name="Text_20_body"/>
      <text:p text:style-name="P2">       <text:span text:style-name="T1">self.button_manager.borrow().render(graphics);</text:span></text:p>
      <text:p text:style-name="P2">   <text:span text:style-name="T1">}</text:span></text:p>
      <text:p text:style-name="P1">}</text:p>
      <text:p text:style-name="Text_20_body"/>
      <text:p text:style-name="P1">fn main() {</text:p>
      <text:p text:style-name="P2"><text:soft-page-break/>   <text:span text:style-name="T1">let mut app = App::new();</text:span></text:p>
      <text:p text:style-name="P2">   <text:span text:style-name="T1">let mut app_state = AppState::new();</text:span></text:p>
      <text:p text:style-name="Text_20_body"/>
      <text:p text:style-name="P2">   <text:span text:style-name="T1">app_state.width = 480.0;</text:span></text:p>
      <text:p text:style-name="P2">   <text:span text:style-name="T1">app_state.height = 360.0;</text:span></text:p>
      <text:p text:style-name="P2">   <text:span text:style-name="T1">app_state.title = String::from("Tic Tac Toe");</text:span></text:p>
      <text:p text:style-name="Text_20_body"/>
      <text:p text:style-name="P2">   <text:span text:style-name="T1">app.init_app_state(app_state);</text:span></text:p>
      <text:p text:style-name="P2">   <text:span text:style-name="T1">app.set_state(GameBoard::new());</text:span></text:p>
      <text:p text:style-name="P2">   <text:span text:style-name="T1">app.init();</text:span></text:p>
      <text:p text:style-name="Text_20_body"/>
      <text:p text:style-name="P2">   <text:span text:style-name="T1">while app.running &amp;&amp; app.main_loop().is_ok() {}</text:span></text:p>
      <text:p text:style-name="P1">}</text:p>
      <text:p text:style-name="P1">//End src/main.rs</text:p>
      <text:p text:style-name="P1">//Cargo.toml</text:p>
      <text:p text:style-name="P1">[package]</text:p>
      <text:p text:style-name="P1">name = "tic_tac_toe"</text:p>
      <text:p text:style-name="P1">version = "0.0.1"</text:p>
      <text:p text:style-name="P1">edition = "2018"</text:p>
      <text:p text:style-name="Text_20_body"/>
      <text:p text:style-name="P1">[dependencies]</text:p>
      <text:p text:style-name="Text_20_body"/>
      <text:p text:style-name="P1">[dependencies.slash] </text:p>
      <text:p text:style-name="P1">git = "https://github.com/adumbidiot/slash" </text:p>
      <text:p text:style-name="P1">rev = "5c49afa28125a1ac8c0c858fb9251766a061ef25"</text:p>
      <text:p text:style-name="Text_20_body"/>
      <text:p text:style-name="P1">[dependencies.ttt] </text:p>
      <text:p text:style-name="P1">git = "https://github.com/adumbidiot/TTT" </text:p>
      <text:p text:style-name="P1">rev = "0d3628ac897636e5ffb613e1cfcce9dfbc1c9764"</text:p>
      <text:p text:style-name="P1">//end Cargo.toml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6:20:55.528000000</meta:creation-date>
    <dc:date>2019-05-02T16:33:39.961000000</dc:date>
    <meta:editing-duration>PT12M44S</meta:editing-duration>
    <meta:editing-cycles>1</meta:editing-cycles>
    <meta:document-statistic meta:table-count="0" meta:image-count="0" meta:object-count="0" meta:page-count="21" meta:paragraph-count="611" meta:word-count="1934" meta:character-count="17940" meta:non-whitespace-character-count="11810"/>
    <meta:generator>LibreOffice/6.2.2.2$Windows_X86_64 LibreOffice_project/2b840030fec2aae0fd2658d8d4f9548af4e3518d</meta:generator>
  </office:meta>
</office:document-meta>
</file>